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F000000F2D52731E487AE8A4C.png" manifest:media-type="image/png"/>
  <manifest:file-entry manifest:full-path="Pictures/10000201000000A30000016567EF283C862BB1CA.png" manifest:media-type="image/png"/>
  <manifest:file-entry manifest:full-path="Pictures/10000201000001C70000013B5EAB7634CCCC4B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botto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margin-top="0.4cm" fo:margin-bottom="0.4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text-align="center"/>
      <style:text-properties fo:font-size="15pt" fo:background-color="#ffffff" style:font-size-asian="15pt" style:font-size-complex="15pt"/>
    </style:style>
    <style:style style:name="P6" style:family="paragraph">
      <loext:graphic-properties draw:fill="none"/>
      <style:paragraph-properties fo:text-align="center"/>
      <style:text-properties fo:font-size="15pt" fo:background-color="#ffffff" style:font-size-asian="15pt" style:font-size-complex="15pt"/>
    </style:style>
    <style:style style:name="P7" style:family="paragraph">
      <style:paragraph-properties fo:text-align="center"/>
      <style:text-properties fo:background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background-color="#ffffff"/>
    </style:style>
    <style:style style:name="P10" style:family="paragraph"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fo:background-color="#ffffff" style:font-size-asian="15pt" style:font-size-complex="15pt"/>
    </style:style>
    <style:style style:name="T3" style:family="text">
      <style:text-properties fo:background-color="#ffffff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7" draw:id="id7" draw:layer="layout" svg:width="2.745cm" svg:height="1.9cm" svg:x="4.555cm" svg:y="11.4cm">
          <draw:image xlink:href="Pictures/10000201000001C70000013B5EAB7634CCCC4B63.png" xlink:type="simple" xlink:show="embed" xlink:actuate="onLoad">
            <text:p text:style-name="P1"/>
            <text:p text:style-name="P1"/>
            <text:p text:style-name="P1"><text:span text:style-name="T1">Dev machine</text:span></text:p>
          </draw:image>
        </draw:frame>
        <draw:frame draw:style-name="gr1" draw:text-style-name="P3" xml:id="id1" draw:id="id1" draw:layer="layout" svg:width="1.5cm" svg:height="3.286cm" svg:x="14cm" svg:y="13.4cm">
          <draw:image xlink:href="Pictures/10000201000000A30000016567EF283C862BB1CA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4"/>
            <text:p text:style-name="P4">Version Control</text:p>
          </draw:image>
        </draw:frame>
        <draw:frame draw:style-name="gr1" draw:text-style-name="P3" xml:id="id2" draw:id="id2" draw:layer="layout" svg:width="1.5cm" svg:height="3.286cm" svg:x="22cm" svg:y="13.314cm">
          <draw:image xlink:href="Pictures/10000201000000A30000016567EF283C862BB1CA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4"/>
            <text:p text:style-name="P4">CI Handler</text:p>
          </draw:image>
        </draw:frame>
        <draw:frame draw:style-name="gr1" draw:text-style-name="P3" xml:id="id4" draw:id="id4" draw:layer="layout" svg:width="1.5cm" svg:height="3.286cm" svg:x="29.1cm" svg:y="3cm">
          <draw:image xlink:href="Pictures/10000201000000A30000016567EF283C862BB1CA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4"/>
            <text:p text:style-name="P4">Staging Server</text:p>
          </draw:image>
        </draw:frame>
        <draw:frame draw:style-name="gr1" draw:text-style-name="P3" xml:id="id5" draw:id="id5" draw:layer="layout" svg:width="1.5cm" svg:height="3.286cm" svg:x="38cm" svg:y="13.1cm">
          <draw:image xlink:href="Pictures/10000201000000A30000016567EF283C862BB1CA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4"/>
            <text:p text:style-name="P4">Production Box</text:p>
          </draw:image>
        </draw:frame>
        <draw:frame draw:style-name="gr1" draw:text-style-name="P3" xml:id="id6" draw:id="id6" draw:layer="layout" svg:width="1.5cm" svg:height="3.286cm" svg:x="29cm" svg:y="19.3cm">
          <draw:image xlink:href="Pictures/10000201000000A30000016567EF283C862BB1CA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4"/>
            <text:p text:style-name="P4">Test Runner</text:p>
          </draw:image>
        </draw:frame>
        <draw:g>
          <draw:frame draw:style-name="gr1" draw:text-style-name="P3" xml:id="id3" draw:id="id3" draw:layer="layout" svg:width="1.5cm" svg:height="3.286cm" svg:x="12.1cm" svg:y="2.9cm">
            <draw:image xlink:href="Pictures/10000201000000A30000016567EF283C862BB1CA.png" xlink:type="simple" xlink:show="embed" xlink:actuate="onLoad"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text:p text:style-name="P4"/>
              <text:p text:style-name="P4">Artifact Repo</text:p>
            </draw:image>
          </draw:frame>
          <draw:frame draw:style-name="gr2" draw:text-style-name="P2" draw:layer="layout" svg:width="1.343cm" svg:height="1.361cm" svg:x="12.9cm" svg:y="5.039cm">
            <draw:image xlink:href="Pictures/10000201000000EF000000F2D52731E487AE8A4C.png" xlink:type="simple" xlink:show="embed" xlink:actuate="onLoad">
              <text:p/>
            </draw:image>
          </draw:frame>
        </draw:g>
        <draw:connector draw:style-name="gr3" draw:text-style-name="P6" draw:layer="layout" draw:type="line" svg:x1="15.5cm" svg:y1="15.043cm" svg:x2="22cm" svg:y2="14.957cm" draw:start-shape="id1" draw:start-glue-point="1" draw:end-shape="id2" draw:end-glue-point="3" svg:d="M15500 15043l6500-86" svg:viewBox="0 0 6501 87">
          <text:p text:style-name="P5"><text:span text:style-name="T2">Build Requests</text:span></text:p>
        </draw:connector>
        <draw:connector draw:style-name="gr4" draw:text-style-name="P6" draw:layer="layout" draw:type="line" svg:x1="22.75cm" svg:y1="13.314cm" svg:x2="13.6cm" svg:y2="4.543cm" draw:start-shape="id2" draw:start-glue-point="0" draw:end-shape="id3" draw:end-glue-point="1" svg:d="M22750 13314l-9150-8771" svg:viewBox="0 0 9151 8772">
          <text:p text:style-name="P7"><text:span text:style-name="T2">Artifacts</text:span></text:p>
        </draw:connector>
        <draw:connector draw:style-name="gr4" draw:text-style-name="P6" draw:layer="layout" draw:type="line" svg:x1="13.6cm" svg:y1="4.543cm" svg:x2="29.1cm" svg:y2="4.643cm" draw:start-shape="id3" draw:start-glue-point="1" draw:end-shape="id4" svg:d="M13600 4543l15500 100" svg:viewBox="0 0 15501 101">
          <text:p text:style-name="P7"><text:span text:style-name="T2">Artifacts</text:span></text:p>
        </draw:connector>
        <draw:connector draw:style-name="gr4" draw:text-style-name="P8" draw:layer="layout" draw:type="line" svg:x1="22.75cm" svg:y1="13.314cm" svg:x2="29.1cm" svg:y2="4.643cm" draw:start-shape="id2" draw:end-shape="id4" draw:end-glue-point="3" svg:d="M22750 13314l6350-8671" svg:viewBox="0 0 6351 8672">
          <text:p text:style-name="P2"><text:span text:style-name="T2">Staging Deploy</text:span></text:p>
        </draw:connector>
        <draw:connector draw:style-name="gr4" draw:text-style-name="P8" draw:layer="layout" draw:type="line" svg:x1="30.6cm" svg:y1="4.643cm" svg:x2="38cm" svg:y2="14.743cm" draw:start-shape="id4" draw:start-glue-point="1" draw:end-shape="id5" draw:end-glue-point="3" svg:d="M30600 4643l7400 10100" svg:viewBox="0 0 7401 10101">
          <text:p text:style-name="P7"><text:span text:style-name="T2">Production Deploy</text:span></text:p>
        </draw:connector>
        <draw:connector draw:style-name="gr4" draw:text-style-name="P8" draw:layer="layout" draw:type="line" svg:x1="29.75cm" svg:y1="19.3cm" svg:x2="29.85cm" svg:y2="6.286cm" draw:start-shape="id6" draw:start-glue-point="0" draw:end-shape="id4" draw:end-glue-point="2" svg:d="M29750 19300l100-13014" svg:viewBox="0 0 101 13015">
          <text:p text:style-name="P7"><text:span text:style-name="T2">Test Request</text:span></text:p>
        </draw:connector>
        <draw:connector draw:style-name="gr4" draw:text-style-name="P9" draw:layer="layout" draw:type="line" svg:x1="7.3cm" svg:y1="12.35cm" svg:x2="14cm" svg:y2="15.043cm" draw:start-shape="id7" draw:start-glue-point="1" draw:end-shape="id1" draw:end-glue-point="3" svg:d="M7300 12350l6700 2693" svg:viewBox="0 0 6701 2694">
          <text:p text:style-name="P7"><text:span text:style-name="T2">Push/Pul</text:span><text:span text:style-name="T3">l</text:span></text:p>
        </draw:connector>
        <draw:connector draw:style-name="gr4" draw:text-style-name="P6" draw:layer="layout" draw:type="line" svg:x1="7.045cm" svg:y1="17.95cm" svg:x2="14cm" svg:y2="15.043cm" draw:start-shape="id8" draw:start-glue-point="1" draw:end-shape="id1" draw:end-glue-point="3" svg:d="M7045 17950l6955-2907" svg:viewBox="0 0 6956 2908">
          <text:p text:style-name="P5"><text:span text:style-name="T2">Push/Pull</text:span></text:p>
        </draw:connector>
        <draw:frame draw:style-name="gr1" draw:text-style-name="P2" xml:id="id8" draw:id="id8" draw:layer="layout" svg:width="2.745cm" svg:height="1.9cm" svg:x="4.3cm" svg:y="17cm">
          <draw:image xlink:href="Pictures/10000201000001C70000013B5EAB7634CCCC4B63.png" xlink:type="simple" xlink:show="embed" xlink:actuate="onLoad">
            <text:p text:style-name="P1"/>
            <text:p text:style-name="P1"/>
            <text:p text:style-name="P1"><text:span text:style-name="T1">Dev machine</text:span></text:p>
          </draw:image>
        </draw:frame>
        <draw:frame draw:style-name="gr5" draw:text-style-name="P11" draw:layer="layout" svg:width="6.056cm" svg:height="1.195cm" svg:x="18.744cm" svg:y="27.2cm">
          <draw:text-box>
            <text:p text:style-name="P10"><text:span text:style-name="T4">Flow Diagram</text:span></text:p>
          </draw:text-box>
        </draw:frame>
      </draw:page>
      <draw:page draw:name="page2" draw:style-name="dp1" draw:master-page-name="Default">
        <draw:frame draw:style-name="gr1" draw:text-style-name="P2" xml:id="id15" draw:id="id15" draw:layer="layout" svg:width="2.745cm" svg:height="1.9cm" svg:x="5.141cm" svg:y="11.401cm">
          <draw:image xlink:href="Pictures/10000201000001C70000013B5EAB7634CCCC4B63.png" xlink:type="simple" xlink:show="embed" xlink:actuate="onLoad">
            <text:p text:style-name="P1"/>
            <text:p text:style-name="P1"/>
            <text:p text:style-name="P1"><text:span text:style-name="T1">Dev machine</text:span></text:p>
          </draw:image>
        </draw:frame>
        <draw:frame draw:style-name="gr1" draw:text-style-name="P3" xml:id="id9" draw:id="id9" draw:layer="layout" svg:width="1.5cm" svg:height="3.286cm" svg:x="14.586cm" svg:y="13.401cm">
          <draw:image xlink:href="Pictures/10000201000000A30000016567EF283C862BB1CA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4"/>
            <text:p text:style-name="P4">GIT</text:p>
          </draw:image>
        </draw:frame>
        <draw:frame draw:style-name="gr1" draw:text-style-name="P3" xml:id="id10" draw:id="id10" draw:layer="layout" svg:width="1.5cm" svg:height="3.286cm" svg:x="22.586cm" svg:y="13.315cm">
          <draw:image xlink:href="Pictures/10000201000000A30000016567EF283C862BB1CA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4"/>
            <text:p text:style-name="P4">Jenkins</text:p>
          </draw:image>
        </draw:frame>
        <draw:frame draw:style-name="gr1" draw:text-style-name="P3" xml:id="id12" draw:id="id12" draw:layer="layout" svg:width="1.5cm" svg:height="3.286cm" svg:x="29.686cm" svg:y="3.001cm">
          <draw:image xlink:href="Pictures/10000201000000A30000016567EF283C862BB1CA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4"/>
            <text:p text:style-name="P4">Tomcat</text:p>
          </draw:image>
        </draw:frame>
        <draw:frame draw:style-name="gr1" draw:text-style-name="P3" xml:id="id13" draw:id="id13" draw:layer="layout" svg:width="1.5cm" svg:height="3.286cm" svg:x="38.586cm" svg:y="13.101cm">
          <draw:image xlink:href="Pictures/10000201000000A30000016567EF283C862BB1CA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4"/>
            <text:p text:style-name="P4">Tomcat</text:p>
          </draw:image>
        </draw:frame>
        <draw:frame draw:style-name="gr1" draw:text-style-name="P3" xml:id="id14" draw:id="id14" draw:layer="layout" svg:width="1.5cm" svg:height="3.286cm" svg:x="29.586cm" svg:y="19.301cm">
          <draw:image xlink:href="Pictures/10000201000000A30000016567EF283C862BB1CA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4"/>
            <text:p text:style-name="P4">Selenium</text:p>
          </draw:image>
        </draw:frame>
        <draw:g>
          <draw:frame draw:style-name="gr1" draw:text-style-name="P3" xml:id="id11" draw:id="id11" draw:layer="layout" svg:width="1.5cm" svg:height="3.286cm" svg:x="12.686cm" svg:y="2.901cm">
            <draw:image xlink:href="Pictures/10000201000000A30000016567EF283C862BB1CA.png" xlink:type="simple" xlink:show="embed" xlink:actuate="onLoad"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text:p text:style-name="P4"/>
              <text:p text:style-name="P4">Nexus SCM</text:p>
            </draw:image>
          </draw:frame>
          <draw:frame draw:style-name="gr2" draw:text-style-name="P2" draw:layer="layout" svg:width="1.343cm" svg:height="1.361cm" svg:x="13.486cm" svg:y="5.04cm">
            <draw:image xlink:href="Pictures/10000201000000EF000000F2D52731E487AE8A4C.png" xlink:type="simple" xlink:show="embed" xlink:actuate="onLoad">
              <text:p/>
            </draw:image>
          </draw:frame>
        </draw:g>
        <draw:connector draw:style-name="gr3" draw:text-style-name="P6" draw:layer="layout" draw:type="line" svg:x1="16.086cm" svg:y1="15.044cm" svg:x2="22.586cm" svg:y2="14.958cm" draw:start-shape="id9" draw:start-glue-point="1" draw:end-shape="id10" draw:end-glue-point="3" svg:d="M16086 15044l6500-86" svg:viewBox="0 0 6501 87">
          <text:p text:style-name="P5"><text:span text:style-name="T2">Build Requests</text:span></text:p>
        </draw:connector>
        <draw:connector draw:style-name="gr4" draw:text-style-name="P6" draw:layer="layout" draw:type="line" svg:x1="23.336cm" svg:y1="13.315cm" svg:x2="14.186cm" svg:y2="4.544cm" draw:start-shape="id10" draw:start-glue-point="0" draw:end-shape="id11" draw:end-glue-point="1" svg:d="M23336 13315l-9150-8771" svg:viewBox="0 0 9151 8772">
          <text:p text:style-name="P7"><text:span text:style-name="T2">jars</text:span></text:p>
        </draw:connector>
        <draw:connector draw:style-name="gr4" draw:text-style-name="P6" draw:layer="layout" draw:type="line" svg:x1="14.186cm" svg:y1="4.544cm" svg:x2="29.686cm" svg:y2="4.644cm" draw:start-shape="id11" draw:start-glue-point="1" draw:end-shape="id12" svg:d="M14186 4544l15500 100" svg:viewBox="0 0 15501 101">
          <text:p text:style-name="P7"><text:span text:style-name="T2">war</text:span></text:p>
        </draw:connector>
        <draw:connector draw:style-name="gr4" draw:text-style-name="P8" draw:layer="layout" draw:type="line" svg:x1="23.336cm" svg:y1="13.315cm" svg:x2="29.686cm" svg:y2="4.644cm" draw:start-shape="id10" draw:end-shape="id12" draw:end-glue-point="3" svg:d="M23336 13315l6350-8671" svg:viewBox="0 0 6351 8672">
          <text:p text:style-name="P2"><text:span text:style-name="T2">Staging Deploy</text:span></text:p>
        </draw:connector>
        <draw:connector draw:style-name="gr4" draw:text-style-name="P8" draw:layer="layout" draw:type="line" svg:x1="31.186cm" svg:y1="4.644cm" svg:x2="38.586cm" svg:y2="14.744cm" draw:start-shape="id12" draw:start-glue-point="1" draw:end-shape="id13" draw:end-glue-point="3" svg:d="M31186 4644l7400 10100" svg:viewBox="0 0 7401 10101">
          <text:p text:style-name="P7"><text:span text:style-name="T2">Production Deploy</text:span></text:p>
        </draw:connector>
        <draw:connector draw:style-name="gr4" draw:text-style-name="P8" draw:layer="layout" draw:type="line" svg:x1="30.336cm" svg:y1="19.301cm" svg:x2="30.436cm" svg:y2="6.287cm" draw:start-shape="id14" draw:start-glue-point="0" draw:end-shape="id12" draw:end-glue-point="2" svg:d="M30336 19301l100-13014" svg:viewBox="0 0 101 13015">
          <text:p text:style-name="P7"><text:span text:style-name="T2">Test Request</text:span></text:p>
        </draw:connector>
        <draw:connector draw:style-name="gr4" draw:text-style-name="P9" draw:layer="layout" draw:type="line" svg:x1="7.886cm" svg:y1="12.351cm" svg:x2="14.586cm" svg:y2="15.044cm" draw:start-shape="id15" draw:start-glue-point="1" draw:end-shape="id9" draw:end-glue-point="3" svg:d="M7886 12351l6700 2693" svg:viewBox="0 0 6701 2694">
          <text:p text:style-name="P7"><text:span text:style-name="T2">Push/Pul</text:span><text:span text:style-name="T3">l</text:span></text:p>
        </draw:connector>
        <draw:connector draw:style-name="gr4" draw:text-style-name="P6" draw:layer="layout" draw:type="line" svg:x1="7.631cm" svg:y1="17.951cm" svg:x2="14.586cm" svg:y2="15.044cm" draw:start-shape="id16" draw:start-glue-point="1" draw:end-shape="id9" draw:end-glue-point="3" svg:d="M7631 17951l6955-2907" svg:viewBox="0 0 6956 2908">
          <text:p text:style-name="P5"><text:span text:style-name="T2">Push/Pull</text:span></text:p>
        </draw:connector>
        <draw:frame draw:style-name="gr1" draw:text-style-name="P2" xml:id="id16" draw:id="id16" draw:layer="layout" svg:width="2.745cm" svg:height="1.9cm" svg:x="4.886cm" svg:y="17.001cm">
          <draw:image xlink:href="Pictures/10000201000001C70000013B5EAB7634CCCC4B63.png" xlink:type="simple" xlink:show="embed" xlink:actuate="onLoad">
            <text:p text:style-name="P1"/>
            <text:p text:style-name="P1"/>
            <text:p text:style-name="P1"><text:span text:style-name="T1">Dev machine</text:span></text:p>
          </draw:image>
        </draw:frame>
        <draw:frame draw:style-name="gr5" draw:text-style-name="P11" draw:layer="layout" svg:width="5.307cm" svg:height="1.195cm" svg:x="19.33cm" svg:y="27.201cm">
          <draw:text-box>
            <text:p text:style-name="P10"><text:span text:style-name="T4">C</text:span><text:span text:style-name="T4">I </text:span><text:span text:style-name="T4"><text:s/></text:span><text:span text:style-name="T4">P</text:span><text:span text:style-name="T4">i</text:span><text:span text:style-name="T4">p</text:span><text:span text:style-name="T4">e</text:span><text:span text:style-name="T4">l</text:span><text:span text:style-name="T4">i</text:span><text:span text:style-name="T4">n</text:span><text:span text:style-name="T4">e</text:span><text:span text:style-name="T4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2T08:18:55.281878510</meta:creation-date>
    <dc:date>2016-10-12T09:22:42.499954769</dc:date>
    <meta:editing-duration>PT7M21S</meta:editing-duration>
    <meta:editing-cycles>2</meta:editing-cycles>
    <meta:generator>LibreOffice/5.1.4.2$Linux_X86_64 LibreOffice_project/10m0$Build-2</meta:generator>
    <meta:document-statistic meta:object-count="38"/>
  </office:meta>
</office:document-meta>
</file>